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Documentation Projet_RED</text:span></text:p>
      <text:p text:style-name="P1"><text:span text:style-name="T2"/></text:p>
      <text:p text:style-name="P2"><text:span text:style-name="T3">Participant : </text:span></text:p>
      <text:p text:style-name="P2"><text:span text:style-name="T4">Jérémy</text:span></text:p>
      <text:p text:style-name="P2"><text:span text:style-name="T4">Tyfenn</text:span></text:p>
      <text:p text:style-name="P2"><text:span text:style-name="T5"/></text:p>
      <text:p text:style-name="P2"><text:span text:style-name="T5"/></text:p>
      <text:p text:style-name="P2"><text:span text:style-name="T6">Tâche à réaliser : </text:span></text:p>
      <text:p text:style-name="P2"><text:span text:style-name="T7"/></text:p>
      <text:p text:style-name="P2"><text:span text:style-name="T8">Partie 1: </text:span></text:p>
      <text:list text:style-name="L3">
        <text:list-item>
          <text:p text:style-name="P3"><text:span text:style-name="T8">Histoire</text:span></text:p>
        </text:list-item>
        <text:list-item>
          <text:p text:style-name="P3"><text:span text:style-name="T8">Introduire l’histoire dans le programme avec une fonction lore.</text:span></text:p>
        </text:list-item>
        <text:list-item>
          <text:p text:style-name="P3"><text:span text:style-name="T8">Chargement du jeu </text:span></text:p>
        </text:list-item>
        <text:list-item>
          <text:p text:style-name="P3"><text:span text:style-name="T8">Menu </text:span></text:p>
        </text:list-item>
        <text:list-item>
          <text:p text:style-name="P3"><text:span text:style-name="T8">Personnage et initialisation des personnage </text:span></text:p>
        </text:list-item>
        <text:list-item>
          <text:p text:style-name="P3"><text:span text:style-name="T8">Affichage des informations du personnage </text:span></text:p>
        </text:list-item>
        <text:list-item>
          <text:p text:style-name="P3"><text:span text:style-name="T8">Inventaire et introduire une limite d’inventaire </text:span></text:p>
        </text:list-item>
        <text:list-item>
          <text:p text:style-name="P3"><text:span text:style-name="T8">Potion de vie </text:span></text:p>
        </text:list-item>
        <text:list-item>
          <text:p text:style-name="P3"><text:span text:style-name="T8">Marchant </text:span></text:p>
        </text:list-item>
        <text:list-item>
          <text:p text:style-name="P3"><text:span text:style-name="T8">Wasted </text:span></text:p>
        </text:list-item>
        <text:list-item>
          <text:p text:style-name="P3"><text:span text:style-name="T8">Potion de poison </text:span></text:p>
        </text:list-item>
        <text:list-item>
          <text:p text:style-name="P3"><text:span text:style-name="T8">Skill </text:span></text:p>
        </text:list-item>
      </text:list>
      <text:p text:style-name="P4"><text:span text:style-name="T9"/></text:p>
      <text:p text:style-name="P4"><text:span text:style-name="T10">Compte rendu du vendredi 22 Septembre.</text:span></text:p>
      <text:p text:style-name="P4"><text:span text:style-name="T10">Attribution des diverse tâche 1 :</text:span></text:p>
      <text:p text:style-name="P4"><text:span text:style-name="T10">Jeremy :chargement du jeu, menu, introduire ,l'histoire du jeu ,Wasted, affichage des information du personnage , skill</text:span></text:p>
      <text:p text:style-name="P4"><text:span text:style-name="T10">Tyfenn :histoire,<text:s/></text:span><text:span text:style-name="T11">Personnage et initialisation des personnage , Inventaire et introduire une limite d’inventaire , Potion de vie , Potion de poison , Marchant</text:span><text:span text:style-name="T12"/></text:p>
      <text:p text:style-name="P4"><text:span text:style-name="T13"/></text:p>
      <text:p text:style-name="P4"><text:span text:style-name="T14">Tâche finis </text:span></text:p>
      <text:p text:style-name="P4"><text:span text:style-name="T14">Jeremy : </text:span></text:p>
      <text:p text:style-name="P4"><text:span text:style-name="T14">chargment du jeu </text:span></text:p>
      <text:p text:style-name="P4"><text:span text:style-name="T14">menu</text:span></text:p>
      <text:p text:style-name="P4"><text:span text:style-name="T14">introduction</text:span></text:p>
      <text:p text:style-name="P4"><text:span text:style-name="T14">Wasted</text:span></text:p>
      <text:p text:style-name="P4"><text:span text:style-name="T14"/></text:p>
      <text:p text:style-name="P4"><text:span text:style-name="T14">Tyfenn :</text:span></text:p>
      <text:p text:style-name="P4"><text:span text:style-name="T15">Personnage et initialisation des personnage </text:span></text:p>
      <text:p text:style-name="P4"><text:span text:style-name="T15"/></text:p>
      <text:p text:style-name="P4"><text:span text:style-name="T15"/></text:p>
      <text:p text:style-name="P4"><text:span text:style-name="T15">objectif 27 : finir l'invantaire et les potion.<text:s/></text:span><text:span text:style-name="T16"/></text:p>
      <text:p text:style-name="P4"><text:span text:style-name="T16"/></text:p>
      <text:p text:style-name="P4"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